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b8501" officeooo:paragraph-rsid="000b8501"/>
    </style:style>
    <style:style style:name="P2" style:family="paragraph" style:parent-style-name="Standard">
      <style:text-properties officeooo:rsid="000cdb76" officeooo:paragraph-rsid="000cdb76"/>
    </style:style>
    <style:style style:name="P3" style:family="paragraph" style:parent-style-name="Standard">
      <style:text-properties officeooo:rsid="000cdb76" officeooo:paragraph-rsid="000cdb76"/>
    </style:style>
    <style:style style:name="T1" style:family="text">
      <style:text-properties officeooo:rsid="000c23ad"/>
    </style:style>
    <style:style style:name="T2" style:family="text">
      <style:text-properties officeooo:rsid="000cdb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</text:p>
      <text:p text:style-name="P1"/>
      <text:p text:style-name="P1">MOSI – <text:span text:style-name="T1">PC12 Orange – P6.2 - </text:span><text:span text:style-name="T2">V7</text:span></text:p>
      <text:p text:style-name="P1">MISO – <text:span text:style-name="T1">PC11 Yellow – P6.1 - </text:span><text:span text:style-name="T2">U7</text:span></text:p>
      <text:p text:style-name="P1">NSS – PD0 Red – P6.7 - <text:span text:style-name="T2">R3</text:span></text:p>
      <text:p text:style-name="P1">CLK – <text:span text:style-name="T1">PC10 Green – P6.4 - </text:span><text:span text:style-name="T2">V4</text:span></text:p>
      <text:p text:style-name="P2">MCU_GPIO1 – PD3 Black – P6.3 – T4</text:p>
      <text:p text:style-name="P2"/>
      <text:p text:style-name="P2"/>
      <text:p text:style-name="P2"><text:a xlink:type="simple" xlink:href="https://github.com/cvonk/FPGA_SPI/tree/master" text:style-name="Internet_20_link" text:visited-style-name="Visited_20_Internet_20_Link">https://github.com/cvonk/FPGA_SPI/tree/master</text:a></text:p>
      <text:p text:style-name="P2"/>
      <text:p text:style-name="P2">https://forum.digikey.com/t/spi-slave-vhdl/1272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20:32:17.383896523</meta:creation-date>
    <dc:date>2024-01-10T23:11:12.120569582</dc:date>
    <meta:editing-duration>PT1H5M56S</meta:editing-duration>
    <meta:editing-cycles>5</meta:editing-cycles>
    <meta:generator>LibreOffice/7.5.9.2$Linux_X86_64 LibreOffice_project/50$Build-2</meta:generator>
    <meta:document-statistic meta:table-count="0" meta:image-count="0" meta:object-count="0" meta:page-count="1" meta:paragraph-count="8" meta:word-count="32" meta:character-count="244" meta:non-whitespace-character-count="209"/>
  </office:meta>
</office:document-meta>
</file>